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efa79" officeooo:paragraph-rsid="000efa79" style:font-weight-asian="bold" style:font-weight-complex="bold"/>
    </style:style>
    <style:style style:name="P2" style:family="paragraph" style:parent-style-name="Standard">
      <style:text-properties fo:font-weight="bold" officeooo:rsid="000fdb88" officeooo:paragraph-rsid="000fdb88" style:font-weight-asian="bold" style:font-weight-complex="bold"/>
    </style:style>
    <style:style style:name="P3" style:family="paragraph" style:parent-style-name="Standard">
      <style:text-properties fo:font-weight="bold" officeooo:rsid="0011526f" officeooo:paragraph-rsid="0011526f" style:font-weight-asian="bold" style:font-weight-complex="bold"/>
    </style:style>
    <style:style style:name="P4" style:family="paragraph" style:parent-style-name="Standard">
      <style:text-properties fo:font-weight="bold" officeooo:rsid="0012c796" officeooo:paragraph-rsid="0012c796" style:font-weight-asian="bold" style:font-weight-complex="bold"/>
    </style:style>
    <style:style style:name="P5" style:family="paragraph" style:parent-style-name="Standard">
      <style:text-properties fo:font-weight="bold" officeooo:rsid="00138c5c" officeooo:paragraph-rsid="00138c5c" style:font-weight-asian="bold" style:font-weight-complex="bold"/>
    </style:style>
    <style:style style:name="P6" style:family="paragraph" style:parent-style-name="Standard">
      <style:text-properties fo:font-weight="bold" officeooo:rsid="00154f23" officeooo:paragraph-rsid="00154f23" style:font-weight-asian="bold" style:font-weight-complex="bold"/>
    </style:style>
    <style:style style:name="P7" style:family="paragraph" style:parent-style-name="Standard">
      <style:text-properties fo:font-weight="bold" officeooo:rsid="0019d0cc" officeooo:paragraph-rsid="0019d0cc" style:font-weight-asian="bold" style:font-weight-complex="bold"/>
    </style:style>
    <style:style style:name="P8" style:family="paragraph" style:parent-style-name="Standard">
      <style:text-properties fo:font-weight="bold" officeooo:rsid="001b6493" officeooo:paragraph-rsid="001b6493" style:font-weight-asian="bold" style:font-weight-complex="bold"/>
    </style:style>
    <style:style style:name="P9" style:family="paragraph" style:parent-style-name="Standard">
      <style:text-properties fo:font-weight="normal" officeooo:rsid="000efa79" officeooo:paragraph-rsid="000efa79" style:font-weight-asian="normal" style:font-weight-complex="normal"/>
    </style:style>
    <style:style style:name="P10" style:family="paragraph" style:parent-style-name="Standard">
      <style:text-properties fo:font-weight="normal" officeooo:rsid="000fdb88" officeooo:paragraph-rsid="000fdb88" style:font-weight-asian="normal" style:font-weight-complex="normal"/>
    </style:style>
    <style:style style:name="P11" style:family="paragraph" style:parent-style-name="Standard">
      <style:text-properties fo:font-weight="normal" officeooo:rsid="0011526f" officeooo:paragraph-rsid="0011526f" style:font-weight-asian="normal" style:font-weight-complex="normal"/>
    </style:style>
    <style:style style:name="P12" style:family="paragraph" style:parent-style-name="Standard">
      <style:text-properties fo:font-weight="normal" officeooo:rsid="0012c796" officeooo:paragraph-rsid="0012c796" style:font-weight-asian="normal" style:font-weight-complex="normal"/>
    </style:style>
    <style:style style:name="P13" style:family="paragraph" style:parent-style-name="Standard">
      <style:text-properties fo:font-weight="normal" officeooo:rsid="00138c5c" officeooo:paragraph-rsid="00138c5c" style:font-weight-asian="normal" style:font-weight-complex="normal"/>
    </style:style>
    <style:style style:name="P14" style:family="paragraph" style:parent-style-name="Standard">
      <style:text-properties fo:font-weight="normal" officeooo:rsid="00154f23" officeooo:paragraph-rsid="00154f23" style:font-weight-asian="normal" style:font-weight-complex="normal"/>
    </style:style>
    <style:style style:name="P15" style:family="paragraph" style:parent-style-name="Standard">
      <style:text-properties fo:font-weight="normal" officeooo:rsid="00175b2d" officeooo:paragraph-rsid="00175b2d" style:font-weight-asian="normal" style:font-weight-complex="normal"/>
    </style:style>
    <style:style style:name="P16" style:family="paragraph" style:parent-style-name="Standard">
      <style:text-properties fo:font-weight="normal" officeooo:rsid="0017d325" officeooo:paragraph-rsid="0017d325" style:font-weight-asian="normal" style:font-weight-complex="normal"/>
    </style:style>
    <style:style style:name="P17" style:family="paragraph" style:parent-style-name="Standard">
      <style:text-properties fo:font-weight="normal" officeooo:rsid="0019d0cc" officeooo:paragraph-rsid="0019d0cc" style:font-weight-asian="normal" style:font-weight-complex="normal"/>
    </style:style>
    <style:style style:name="P18" style:family="paragraph" style:parent-style-name="Standard">
      <style:text-properties fo:font-weight="normal" officeooo:rsid="001b6493" officeooo:paragraph-rsid="001b6493" style:font-weight-asian="normal" style:font-weight-complex="normal"/>
    </style:style>
    <style:style style:name="P19" style:family="paragraph" style:parent-style-name="Standard">
      <style:text-properties fo:font-style="normal" fo:font-weight="normal" officeooo:rsid="001d4797" officeooo:paragraph-rsid="001d4797" style:font-style-asian="normal" style:font-weight-asian="normal" style:font-style-complex="normal" style:font-weight-complex="normal"/>
    </style:style>
    <style:style style:name="P20" style:family="paragraph" style:parent-style-name="Standard">
      <style:text-properties fo:font-style="normal" fo:font-weight="normal" officeooo:rsid="001f8025" officeooo:paragraph-rsid="001f8025" style:font-style-asian="normal" style:font-weight-asian="normal" style:font-style-complex="normal" style:font-weight-complex="normal"/>
    </style:style>
    <style:style style:name="P21" style:family="paragraph" style:parent-style-name="Standard">
      <style:text-properties fo:font-style="normal" fo:font-weight="normal" officeooo:rsid="0020393d" officeooo:paragraph-rsid="0020393d" style:font-style-asian="normal" style:font-weight-asian="normal" style:font-style-complex="normal" style:font-weight-complex="normal"/>
    </style:style>
    <style:style style:name="P22" style:family="paragraph" style:parent-style-name="Standard">
      <style:text-properties fo:font-style="normal" fo:font-weight="normal" officeooo:rsid="00208c0b" officeooo:paragraph-rsid="00208c0b" style:font-style-asian="normal" style:font-weight-asian="normal" style:font-style-complex="normal" style:font-weight-complex="normal"/>
    </style:style>
    <style:style style:name="P23" style:family="paragraph" style:parent-style-name="Standard">
      <style:text-properties fo:font-style="normal" fo:font-weight="normal" officeooo:rsid="00208c0b" officeooo:paragraph-rsid="002334d7" style:font-style-asian="normal" style:font-weight-asian="normal" style:font-style-complex="normal" style:font-weight-complex="normal"/>
    </style:style>
    <style:style style:name="P24" style:family="paragraph" style:parent-style-name="Standard">
      <style:text-properties fo:font-style="normal" fo:font-weight="normal" officeooo:rsid="002334d7" officeooo:paragraph-rsid="002334d7" style:font-style-asian="normal" style:font-weight-asian="normal" style:font-style-complex="normal" style:font-weight-complex="normal"/>
    </style:style>
    <style:style style:name="P25" style:family="paragraph" style:parent-style-name="Standard">
      <style:text-properties fo:font-style="normal" fo:font-weight="normal" officeooo:rsid="00250bab" officeooo:paragraph-rsid="00250bab" style:font-style-asian="normal" style:font-weight-asian="normal" style:font-style-complex="normal" style:font-weight-complex="normal"/>
    </style:style>
    <style:style style:name="P26" style:family="paragraph" style:parent-style-name="Standard">
      <style:text-properties fo:font-style="normal" fo:font-weight="normal" officeooo:rsid="0028273d" officeooo:paragraph-rsid="0028273d" style:font-style-asian="normal" style:font-weight-asian="normal" style:font-style-complex="normal" style:font-weight-complex="normal"/>
    </style:style>
    <style:style style:name="P27" style:family="paragraph" style:parent-style-name="Standard">
      <style:text-properties fo:font-style="normal" fo:font-weight="normal" officeooo:rsid="002a058a" officeooo:paragraph-rsid="002a058a" style:font-style-asian="normal" style:font-weight-asian="normal" style:font-style-complex="normal" style:font-weight-complex="normal"/>
    </style:style>
    <style:style style:name="P28" style:family="paragraph" style:parent-style-name="Standard">
      <style:text-properties fo:font-style="normal" fo:font-weight="normal" officeooo:rsid="002a4e6f" officeooo:paragraph-rsid="002a4e6f" style:font-style-asian="normal" style:font-weight-asian="normal" style:font-style-complex="normal" style:font-weight-complex="normal"/>
    </style:style>
    <style:style style:name="P29" style:family="paragraph" style:parent-style-name="Standard">
      <style:text-properties fo:font-style="normal" fo:font-weight="normal" officeooo:rsid="003017a8" officeooo:paragraph-rsid="003017a8" style:font-style-asian="normal" style:font-weight-asian="normal" style:font-style-complex="normal" style:font-weight-complex="normal"/>
    </style:style>
    <style:style style:name="P30" style:family="paragraph" style:parent-style-name="Standard">
      <style:text-properties fo:font-style="normal" fo:font-weight="normal" officeooo:rsid="00310a18" officeooo:paragraph-rsid="00310a18" style:font-style-asian="normal" style:font-weight-asian="normal" style:font-style-complex="normal" style:font-weight-complex="normal"/>
    </style:style>
    <style:style style:name="P31" style:family="paragraph" style:parent-style-name="Standard">
      <style:text-properties fo:font-style="normal" fo:font-weight="normal" officeooo:rsid="00317413" officeooo:paragraph-rsid="00317413" style:font-style-asian="normal" style:font-weight-asian="normal" style:font-style-complex="normal" style:font-weight-complex="normal"/>
    </style:style>
    <style:style style:name="P32" style:family="paragraph" style:parent-style-name="Standard">
      <style:text-properties fo:font-style="normal" fo:font-weight="bold" officeooo:rsid="001d4797" officeooo:paragraph-rsid="001d4797" style:font-style-asian="normal" style:font-weight-asian="bold" style:font-style-complex="normal" style:font-weight-complex="bold"/>
    </style:style>
    <style:style style:name="P33" style:family="paragraph" style:parent-style-name="Standard">
      <style:text-properties fo:font-style="normal" fo:font-weight="bold" officeooo:rsid="001f8025" officeooo:paragraph-rsid="001f8025" style:font-style-asian="normal" style:font-weight-asian="bold" style:font-style-complex="normal" style:font-weight-complex="bold"/>
    </style:style>
    <style:style style:name="P34" style:family="paragraph" style:parent-style-name="Standard">
      <style:text-properties fo:font-style="normal" fo:font-weight="bold" officeooo:rsid="002028ea" officeooo:paragraph-rsid="002028ea" style:font-style-asian="normal" style:font-weight-asian="bold" style:font-style-complex="normal" style:font-weight-complex="bold"/>
    </style:style>
    <style:style style:name="P35" style:family="paragraph" style:parent-style-name="Standard">
      <style:text-properties fo:font-style="normal" fo:font-weight="bold" officeooo:rsid="00208c0b" officeooo:paragraph-rsid="002334d7" style:font-style-asian="normal" style:font-weight-asian="bold" style:font-style-complex="normal" style:font-weight-complex="bold"/>
    </style:style>
    <style:style style:name="P36" style:family="paragraph" style:parent-style-name="Standard">
      <style:text-properties fo:font-style="normal" fo:font-weight="bold" officeooo:rsid="00250bab" officeooo:paragraph-rsid="00250bab" style:font-style-asian="normal" style:font-weight-asian="bold" style:font-style-complex="normal" style:font-weight-complex="bold"/>
    </style:style>
    <style:style style:name="P37" style:family="paragraph" style:parent-style-name="Standard">
      <style:text-properties fo:font-style="normal" fo:font-weight="bold" officeooo:rsid="0028273d" officeooo:paragraph-rsid="0028273d" style:font-style-asian="normal" style:font-weight-asian="bold" style:font-style-complex="normal" style:font-weight-complex="bold"/>
    </style:style>
    <style:style style:name="P38" style:family="paragraph" style:parent-style-name="Standard">
      <style:text-properties fo:font-style="normal" fo:font-weight="bold" officeooo:rsid="002a058a" officeooo:paragraph-rsid="002a058a" style:font-style-asian="normal" style:font-weight-asian="bold" style:font-style-complex="normal" style:font-weight-complex="bold"/>
    </style:style>
    <style:style style:name="P39" style:family="paragraph" style:parent-style-name="Standard">
      <style:text-properties fo:font-style="normal" fo:font-weight="bold" officeooo:rsid="002a4e6f" officeooo:paragraph-rsid="002a4e6f" style:font-style-asian="normal" style:font-weight-asian="bold" style:font-style-complex="normal" style:font-weight-complex="bold"/>
    </style:style>
    <style:style style:name="P40" style:family="paragraph" style:parent-style-name="Standard">
      <style:text-properties fo:font-style="normal" fo:font-weight="bold" officeooo:rsid="003017a8" officeooo:paragraph-rsid="003017a8" style:font-style-asian="normal" style:font-weight-asian="bold" style:font-style-complex="normal" style:font-weight-complex="bold"/>
    </style:style>
    <style:style style:name="P41" style:family="paragraph" style:parent-style-name="Standard" style:list-style-name="L1">
      <style:text-properties fo:font-weight="normal" officeooo:rsid="000fdb88" officeooo:paragraph-rsid="000fdb88" style:font-weight-asian="normal" style:font-weight-complex="normal"/>
    </style:style>
    <style:style style:name="P42" style:family="paragraph" style:parent-style-name="Standard" style:list-style-name="L2">
      <style:text-properties fo:font-weight="normal" officeooo:rsid="000fdb88" officeooo:paragraph-rsid="000fdb88" style:font-weight-asian="normal" style:font-weight-complex="normal"/>
    </style:style>
    <style:style style:name="P43" style:family="paragraph" style:parent-style-name="Standard" style:list-style-name="L3">
      <style:text-properties fo:font-weight="normal" officeooo:rsid="000fdb88" officeooo:paragraph-rsid="000fdb88" style:font-weight-asian="normal" style:font-weight-complex="normal"/>
    </style:style>
    <style:style style:name="P44" style:family="paragraph" style:parent-style-name="Standard" style:list-style-name="L4">
      <style:text-properties fo:font-weight="normal" officeooo:rsid="0011526f" officeooo:paragraph-rsid="0011526f" style:font-weight-asian="normal" style:font-weight-complex="normal"/>
    </style:style>
    <style:style style:name="P45" style:family="paragraph" style:parent-style-name="Standard" style:list-style-name="L5">
      <style:text-properties fo:font-weight="normal" officeooo:rsid="0011526f" officeooo:paragraph-rsid="0011526f" style:font-weight-asian="normal" style:font-weight-complex="normal"/>
    </style:style>
    <style:style style:name="P46" style:family="paragraph" style:parent-style-name="Standard" style:list-style-name="L6">
      <style:text-properties fo:font-weight="normal" officeooo:rsid="00138c5c" officeooo:paragraph-rsid="00138c5c" style:font-weight-asian="normal" style:font-weight-complex="normal"/>
    </style:style>
    <style:style style:name="P47" style:family="paragraph" style:parent-style-name="Standard" style:list-style-name="L7">
      <style:text-properties fo:font-weight="normal" officeooo:rsid="00138c5c" officeooo:paragraph-rsid="00138c5c" style:font-weight-asian="normal" style:font-weight-complex="normal"/>
    </style:style>
    <style:style style:name="P48" style:family="paragraph" style:parent-style-name="Standard" style:list-style-name="L7">
      <style:text-properties fo:font-weight="normal" officeooo:rsid="00154f23" officeooo:paragraph-rsid="00154f23" style:font-weight-asian="normal" style:font-weight-complex="normal"/>
    </style:style>
    <style:style style:name="P49" style:family="paragraph" style:parent-style-name="Standard" style:list-style-name="L8">
      <style:text-properties fo:font-weight="normal" officeooo:rsid="001b6493" officeooo:paragraph-rsid="001b6493" style:font-weight-asian="normal" style:font-weight-complex="normal"/>
    </style:style>
    <style:style style:name="P50" style:family="paragraph" style:parent-style-name="Standard" style:list-style-name="L9">
      <style:text-properties fo:font-weight="normal" officeooo:rsid="001b6493" officeooo:paragraph-rsid="001b6493" style:font-weight-asian="normal" style:font-weight-complex="normal"/>
    </style:style>
    <style:style style:name="P51" style:family="paragraph" style:parent-style-name="Standard" style:list-style-name="L10">
      <style:text-properties fo:font-weight="normal" officeooo:rsid="001b6493" officeooo:paragraph-rsid="001b6493" style:font-weight-asian="normal" style:font-weight-complex="normal"/>
    </style:style>
    <style:style style:name="P52" style:family="paragraph" style:parent-style-name="Standard" style:list-style-name="L11">
      <style:text-properties fo:font-weight="normal" officeooo:rsid="001b6493" officeooo:paragraph-rsid="001b6493" style:font-weight-asian="normal" style:font-weight-complex="normal"/>
    </style:style>
    <style:style style:name="P53" style:family="paragraph" style:parent-style-name="Standard" style:list-style-name="L11">
      <style:text-properties fo:font-style="normal" fo:font-weight="normal" officeooo:rsid="001b6493" officeooo:paragraph-rsid="001b6493" style:font-style-asian="normal" style:font-weight-asian="normal" style:font-style-complex="normal" style:font-weight-complex="normal"/>
    </style:style>
    <style:style style:name="P54" style:family="paragraph" style:parent-style-name="Standard" style:list-style-name="L12">
      <style:text-properties fo:font-style="normal" fo:font-weight="normal" officeooo:rsid="002028ea" officeooo:paragraph-rsid="002028ea" style:font-style-asian="normal" style:font-weight-asian="normal" style:font-style-complex="normal" style:font-weight-complex="normal"/>
    </style:style>
    <style:style style:name="P55" style:family="paragraph" style:parent-style-name="Standard" style:list-style-name="L12">
      <style:text-properties fo:font-style="normal" fo:font-weight="normal" officeooo:rsid="0020393d" officeooo:paragraph-rsid="0020393d" style:font-style-asian="normal" style:font-weight-asian="normal" style:font-style-complex="normal" style:font-weight-complex="normal"/>
    </style:style>
    <style:style style:name="P56" style:family="paragraph" style:parent-style-name="Standard" style:list-style-name="L13">
      <style:text-properties fo:font-style="normal" fo:font-weight="normal" officeooo:rsid="0028273d" officeooo:paragraph-rsid="0028273d" style:font-style-asian="normal" style:font-weight-asian="normal" style:font-style-complex="normal" style:font-weight-complex="normal"/>
    </style:style>
    <style:style style:name="P57" style:family="paragraph" style:parent-style-name="Standard" style:list-style-name="L14">
      <style:text-properties fo:font-style="normal" fo:font-weight="normal" officeooo:rsid="002a058a" officeooo:paragraph-rsid="002a058a" style:font-style-asian="normal" style:font-weight-asian="normal" style:font-style-complex="normal" style:font-weight-complex="normal"/>
    </style:style>
    <style:style style:name="P58" style:family="paragraph" style:parent-style-name="Standard" style:list-style-name="L14">
      <style:text-properties fo:font-style="normal" fo:font-weight="normal" officeooo:rsid="002d0fc9" officeooo:paragraph-rsid="002d0fc9" style:font-style-asian="normal" style:font-weight-asian="normal" style:font-style-complex="normal" style:font-weight-complex="normal"/>
    </style:style>
    <style:style style:name="P59" style:family="paragraph" style:parent-style-name="Standard" style:list-style-name="L15">
      <style:text-properties fo:font-style="normal" fo:font-weight="normal" officeooo:rsid="002a4e6f" officeooo:paragraph-rsid="002a4e6f" style:font-style-asian="normal" style:font-weight-asian="normal" style:font-style-complex="normal" style:font-weight-complex="normal"/>
    </style:style>
    <style:style style:name="P60" style:family="paragraph" style:parent-style-name="Standard" style:list-style-name="L16">
      <style:text-properties fo:font-style="normal" fo:font-weight="normal" officeooo:rsid="002a4e6f" officeooo:paragraph-rsid="002a4e6f" style:font-style-asian="normal" style:font-weight-asian="normal" style:font-style-complex="normal" style:font-weight-complex="normal"/>
    </style:style>
    <style:style style:name="P61" style:family="paragraph" style:parent-style-name="Standard" style:list-style-name="L17">
      <style:text-properties fo:font-style="normal" fo:font-weight="normal" officeooo:rsid="003017a8" officeooo:paragraph-rsid="003017a8" style:font-style-asian="normal" style:font-weight-asian="normal" style:font-style-complex="normal" style:font-weight-complex="normal"/>
    </style:style>
    <style:style style:name="P62" style:family="paragraph" style:parent-style-name="Standard">
      <style:text-properties fo:font-style="normal" fo:font-weight="normal" officeooo:rsid="00317413" officeooo:paragraph-rsid="00317413" style:font-style-asian="normal" style:font-weight-asian="normal" style:font-style-complex="normal" style:font-weight-complex="normal"/>
    </style:style>
    <style:style style:name="P63" style:family="paragraph" style:parent-style-name="Standard">
      <style:text-properties fo:font-style="normal" fo:font-weight="normal" officeooo:rsid="00323450" officeooo:paragraph-rsid="00323450" style:font-style-asian="normal" style:font-weight-asian="normal" style:font-style-complex="normal" style:font-weight-complex="normal"/>
    </style:style>
    <style:style style:name="P64" style:family="paragraph" style:parent-style-name="Standard">
      <style:text-properties fo:font-style="normal" fo:font-weight="normal" officeooo:rsid="0033bdec" officeooo:paragraph-rsid="0033bdec" style:font-style-asian="normal" style:font-weight-asian="normal" style:font-style-complex="normal" style:font-weight-complex="normal"/>
    </style:style>
    <style:style style:name="P65" style:family="paragraph" style:parent-style-name="Standard">
      <style:text-properties fo:font-style="normal" fo:font-weight="normal" officeooo:rsid="0034184e" officeooo:paragraph-rsid="0034184e" style:font-style-asian="normal" style:font-weight-asian="normal" style:font-style-complex="normal" style:font-weight-complex="normal"/>
    </style:style>
    <style:style style:name="P66" style:family="paragraph" style:parent-style-name="Standard" style:list-style-name="L18">
      <style:text-properties fo:font-style="normal" fo:font-weight="normal" officeooo:rsid="0034184e" officeooo:paragraph-rsid="0034184e" style:font-style-asian="normal" style:font-weight-asian="normal" style:font-style-complex="normal" style:font-weight-complex="normal"/>
    </style:style>
    <style:style style:name="P67" style:family="paragraph" style:parent-style-name="Standard">
      <style:text-properties fo:font-style="normal" fo:font-weight="normal" officeooo:rsid="003450ad" officeooo:paragraph-rsid="003450ad" style:font-style-asian="normal" style:font-weight-asian="normal" style:font-style-complex="normal" style:font-weight-complex="normal"/>
    </style:style>
    <style:style style:name="P68" style:family="paragraph" style:parent-style-name="Standard" style:list-style-name="L19">
      <style:text-properties fo:font-style="normal" fo:font-weight="normal" officeooo:rsid="003450ad" officeooo:paragraph-rsid="003450ad" style:font-style-asian="normal" style:font-weight-asian="normal" style:font-style-complex="normal" style:font-weight-complex="normal"/>
    </style:style>
    <style:style style:name="P69" style:family="paragraph" style:parent-style-name="Standard">
      <style:text-properties fo:font-style="normal" fo:font-weight="normal" officeooo:rsid="003601e7" officeooo:paragraph-rsid="003601e7" style:font-style-asian="normal" style:font-weight-asian="normal" style:font-style-complex="normal" style:font-weight-complex="normal"/>
    </style:style>
    <style:style style:name="P70" style:family="paragraph" style:parent-style-name="Standard" style:list-style-name="L20">
      <style:text-properties fo:font-style="normal" fo:font-weight="normal" officeooo:rsid="003601e7" officeooo:paragraph-rsid="003601e7" style:font-style-asian="normal" style:font-weight-asian="normal" style:font-style-complex="normal" style:font-weight-complex="normal"/>
    </style:style>
    <style:style style:name="P71" style:family="paragraph" style:parent-style-name="Standard" style:list-style-name="L21">
      <style:text-properties fo:font-style="normal" fo:font-weight="normal" officeooo:rsid="003601e7" officeooo:paragraph-rsid="003601e7" style:font-style-asian="normal" style:font-weight-asian="normal" style:font-style-complex="normal" style:font-weight-complex="normal"/>
    </style:style>
    <style:style style:name="P72" style:family="paragraph" style:parent-style-name="Standard" style:list-style-name="L22">
      <style:text-properties fo:font-style="normal" fo:font-weight="normal" officeooo:rsid="003601e7" officeooo:paragraph-rsid="003601e7" style:font-style-asian="normal" style:font-weight-asian="normal" style:font-style-complex="normal" style:font-weight-complex="normal"/>
    </style:style>
    <style:style style:name="P73" style:family="paragraph" style:parent-style-name="Standard">
      <style:text-properties fo:font-style="normal" fo:font-weight="normal" officeooo:rsid="0036ebde" officeooo:paragraph-rsid="0036ebde" style:font-style-asian="normal" style:font-weight-asian="normal" style:font-style-complex="normal" style:font-weight-complex="normal"/>
    </style:style>
    <style:style style:name="P74" style:family="paragraph" style:parent-style-name="Standard">
      <style:text-properties fo:font-style="normal" fo:font-weight="bold" officeooo:rsid="00323450" officeooo:paragraph-rsid="00323450" style:font-style-asian="normal" style:font-weight-asian="bold" style:font-style-complex="normal" style:font-weight-complex="bold"/>
    </style:style>
    <style:style style:name="P75" style:family="paragraph" style:parent-style-name="Standard">
      <style:text-properties fo:font-style="normal" fo:font-weight="bold" officeooo:rsid="0034184e" officeooo:paragraph-rsid="0034184e" style:font-style-asian="normal" style:font-weight-asian="bold" style:font-style-complex="normal" style:font-weight-complex="bold"/>
    </style:style>
    <style:style style:name="P76" style:family="paragraph" style:parent-style-name="Standard">
      <style:text-properties fo:font-style="normal" fo:font-weight="bold" officeooo:rsid="003601e7" officeooo:paragraph-rsid="003601e7" style:font-style-asian="normal" style:font-weight-asian="bold" style:font-style-complex="normal" style:font-weight-complex="bold"/>
    </style:style>
    <style:style style:name="P77" style:family="paragraph" style:parent-style-name="Standard">
      <style:text-properties fo:font-style="italic" fo:font-weight="normal" officeooo:rsid="003601e7" officeooo:paragraph-rsid="003601e7" style:font-style-asian="italic" style:font-weight-asian="normal" style:font-style-complex="italic" style:font-weight-complex="normal"/>
    </style:style>
    <style:style style:name="T1" style:family="text">
      <style:text-properties officeooo:rsid="00154f23"/>
    </style:style>
    <style:style style:name="T2" style:family="text">
      <style:text-properties officeooo:rsid="00175b2d"/>
    </style:style>
    <style:style style:name="T3" style:family="text">
      <style:text-properties fo:font-weight="bold" style:font-weight-asian="bold" style:font-weight-complex="bold"/>
    </style:style>
    <style:style style:name="T4" style:family="text">
      <style:text-properties officeooo:rsid="0017d325"/>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2334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Machine Learning:</text:p>
      <text:p text:style-name="P9">One of the biggest problems is sampling and deciding which data should be used to build a model. The google search flu trends didn't account for people changing their search terms and became outdated quickly.</text:p>
      <text:p text:style-name="P9">Always need a very specific question. </text:p>
      <text:p text:style-name="P9"/>
      <text:p text:style-name="P10">The most important step is collecting and creating the dataset. Garbage in – Garbage out</text:p>
      <text:p text:style-name="P10"/>
      <text:p text:style-name="P2">Good Features:</text:p>
      <text:list xml:id="list796192748782396265" text:style-name="L1">
        <text:list-item>
          <text:p text:style-name="P41">Lead to data compression</text:p>
        </text:list-item>
      </text:list>
      <text:list xml:id="list7643691631829934883" text:style-name="L2">
        <text:list-item>
          <text:p text:style-name="P42">Retain all relevant information</text:p>
        </text:list-item>
        <text:list-item>
          <text:p text:style-name="P42">Created with expert application knowledge</text:p>
        </text:list-item>
      </text:list>
      <text:p text:style-name="P2">Common Mistakes:</text:p>
      <text:list xml:id="list2635990717375572069" text:style-name="L3">
        <text:list-item>
          <text:p text:style-name="P43">Automate feature selection (blackbox predictions)</text:p>
        </text:list-item>
        <text:list-item>
          <text:p text:style-name="P43">Not paying attention to data-specifc quirks</text:p>
        </text:list-item>
        <text:list-item>
          <text:p text:style-name="P43">Throwing away features</text:p>
        </text:list-item>
      </text:list>
      <text:p text:style-name="P10"/>
      <text:p text:style-name="P3">Best machine learning methods:</text:p>
      <text:list xml:id="list5573315615926223060" text:style-name="L4">
        <text:list-item>
          <text:p text:style-name="P44">Interpretable</text:p>
        </text:list-item>
        <text:list-item>
          <text:p text:style-name="P44">Simple</text:p>
        </text:list-item>
        <text:list-item>
          <text:p text:style-name="P44">Accurate</text:p>
        </text:list-item>
        <text:list-item>
          <text:p text:style-name="P44">Fast</text:p>
        </text:list-item>
        <text:list-item>
          <text:p text:style-name="P44">Scalable</text:p>
        </text:list-item>
      </text:list>
      <text:p text:style-name="P11"/>
      <text:p text:style-name="P3">Tradeoffs:</text:p>
      <text:list xml:id="list5301800381130484493" text:style-name="L5">
        <text:list-item>
          <text:p text:style-name="P45">Interpretablity vs. Accuracy</text:p>
        </text:list-item>
        <text:list-item>
          <text:p text:style-name="P45">Speed vs. Accuracy</text:p>
        </text:list-item>
        <text:list-item>
          <text:p text:style-name="P45">Simplicity vs. Accuracy</text:p>
        </text:list-item>
        <text:list-item>
          <text:p text:style-name="P45">Scalability vs. Accuracy</text:p>
        </text:list-item>
      </text:list>
      <text:p text:style-name="P11"/>
      <text:p text:style-name="P11">Interpretablity matters heavily for some domains (if else statements and decision trees make things easier to interpret)</text:p>
      <text:p text:style-name="P11"/>
      <text:p text:style-name="P4">In Sample and Out Sample Error</text:p>
      <text:p text:style-name="P12">In Sample Error: </text:p>
      <text:p text:style-name="P12">Error rate you get on data set you used to build your predictor. Sometimes called resubstitution error.</text:p>
      <text:p text:style-name="P12">Out of Sample Error:</text:p>
      <text:p text:style-name="P12">Error rate you get on a new data set. Sometimes called generalization error.</text:p>
      <text:p text:style-name="P12"/>
      <text:p text:style-name="P12">Essentially:</text:p>
      <text:p text:style-name="P12">Out of sample error is what you care about as it helps avoid overfitting. In sample will always be less than out of sample</text:p>
      <text:p text:style-name="P12"/>
      <text:p text:style-name="P13">To prevent this the signal and the noise needs to occasionally come into play</text:p>
      <text:p text:style-name="P13">The goal of the predictor is to find the signal</text:p>
      <text:p text:style-name="P13"/>
      <text:p text:style-name="P5">Prediction Study Design:</text:p>
      <text:list xml:id="list6523620599931716032" text:style-name="L6">
        <text:list-item>
          <text:p text:style-name="P46">Define your error rate</text:p>
        </text:list-item>
        <text:list-item>
          <text:p text:style-name="P46">Split data into:</text:p>
        </text:list-item>
      </text:list>
      <text:list xml:id="list196534417730935985" text:style-name="L7">
        <text:list-item>
          <text:p text:style-name="P47">Training, testing and Validation (optional) <text:span text:style-name="T1">(60:20:20% for a large size sample; 60:40% for a </text:span><text:soft-page-break/><text:span text:style-name="T1">medium size; Cross validation, report caveat of small sample size)</text:span></text:p>
        </text:list-item>
        <text:list-item>
          <text:p text:style-name="P48">Randomly sample training and test set</text:p>
        </text:list-item>
        <text:list-item>
          <text:p text:style-name="P48">Set the test/validation sample aside and don't look at it</text:p>
        </text:list-item>
        <text:list-item>
          <text:p text:style-name="P48">Sample your data in chunks if predictions will evolve over time </text:p>
        </text:list-item>
        <text:list-item>
          <text:p text:style-name="P48">All subsets should reflect as much diversity as possible, random assignment does this, also try balance features.</text:p>
        </text:list-item>
      </text:list>
      <text:list xml:id="list211922072609706" text:continue-list="list6523620599931716032" text:style-name="L6">
        <text:list-item>
          <text:p text:style-name="P46">On Training Set pick features:</text:p>
          <text:p text:style-name="P46">- Use cross validation</text:p>
        </text:list-item>
        <text:list-item>
          <text:p text:style-name="P46">On training Set pick prediction functions</text:p>
          <text:p text:style-name="P46">- Use cross valdation</text:p>
        </text:list-item>
        <text:list-item>
          <text:p text:style-name="P46">If no validation</text:p>
          <text:p text:style-name="P46">-Apply 1x to test set</text:p>
        </text:list-item>
        <text:list-item>
          <text:p text:style-name="P46">If validation</text:p>
          <text:p text:style-name="P46">-Apply to test set and refine</text:p>
          <text:p text:style-name="P46">-Apply 1x to validation</text:p>
        </text:list-item>
      </text:list>
      <text:p text:style-name="P13"/>
      <text:p text:style-name="P6">Types of Errors:</text:p>
      <text:p text:style-name="P14"><text:span text:style-name="T3">T</text:span>rue <text:span text:style-name="T3">P</text:span>ositive: Correctly identified</text:p>
      <text:p text:style-name="P14"><text:span text:style-name="T3">F</text:span>alse <text:span text:style-name="T3">P</text:span>ositive: Incorrectly Identified</text:p>
      <text:p text:style-name="P14"><text:span text:style-name="T3">T</text:span>rue <text:span text:style-name="T3">N</text:span>egative: Correctly Rejected</text:p>
      <text:p text:style-name="P14"><text:span text:style-name="T3">F</text:span>alse <text:span text:style-name="T3">N</text:span>egative: Incorrectly Rejected</text:p>
      <text:p text:style-name="P14">These also are normally identified in 2x2 columns.</text:p>
      <text:p text:style-name="P14"/>
      <text:p text:style-name="P14">The key terms are as such:</text:p>
      <text:p text:style-name="P14">Sensitivity: Pr(positive test|disease)<text:tab/><text:tab/><text:tab/><text:tab/><text:span text:style-name="T2">TP/(TP+FN)</text:span></text:p>
      <text:p text:style-name="P14">Specificity: Pr(negative test| no disease)<text:tab/><text:tab/><text:tab/><text:span text:style-name="T2">TN/(FP+TN)</text:span></text:p>
      <text:p text:style-name="P14">Positive Prediction Value: Pr(disease| positive test)<text:tab/><text:tab/><text:span text:style-name="T2">TP/(TP+FP)</text:span></text:p>
      <text:p text:style-name="P14">Negative Prediction Value: Pr(no disease| negative test)<text:tab/><text:span text:style-name="T2">TN/(FN+TN)</text:span></text:p>
      <text:p text:style-name="P14">Accuracy: Pr(correct outcome)<text:tab/><text:tab/><text:tab/><text:tab/><text:span text:style-name="T2">(TP+TN)/(TP+FP+FN+TN)</text:span></text:p>
      <text:p text:style-name="P14"/>
      <text:p text:style-name="P15">For Continuous Data:</text:p>
      <text:p text:style-name="P15">Mean Squared Error – Calculate the difference between the difference and the truth for each prediciton and then you square it so the numbers are all positive and finally you need to average all these to find a single reportable figure </text:p>
      <text:p text:style-name="P15">Root Mean Squared Error – Same as above with the exeption that you find the square root of the <text:s/>final number afterwards to make it more relatable to the error rate you should be getting</text:p>
      <text:p text:style-name="P15">These are both sensitive to outliers</text:p>
      <text:p text:style-name="P15"/>
      <text:p text:style-name="P15">Median Absolute Deviation – median of the distance between the observed/predicted value <text:span text:style-name="T4">and do the absolute value (all distances must be positive.</text:span></text:p>
      <text:p text:style-name="P15"/>
      <text:p text:style-name="P16">Concordance – Kappa</text:p>
      <text:p text:style-name="P16"/>
      <text:p text:style-name="P16"/>
      <text:p text:style-name="P7">Receiver Operating Curve:</text:p>
      <text:p text:style-name="P17">Binary is common 1/0 alive/dead click/don't click</text:p>
      <text:p text:style-name="P17">However quantitative is more common - Probability of being alive, or a prediction from one to ten</text:p>
      <text:p text:style-name="P17">The cutoff you choose gives you the results</text:p>
      <text:p text:style-name="P17"/>
      <text:p text:style-name="P17">Normally an ROC curve is used:</text:p>
      <text:p text:style-name="P17">X axis probability of being a false positive (1- specificity)</text:p>
      <text:p text:style-name="P17">Y axis Sensitivity of being a true positive</text:p>
      <text:p text:style-name="P17"><text:soft-page-break/>This produces a curve which for every point as a single cut-off. This helps to determine the correct cutoffs. </text:p>
      <text:p text:style-name="P17">To determine, if you have multiple models on a single ROC, which is better, sometimes the area below the curve is used.</text:p>
      <text:p text:style-name="P17">If the area under the curve (AUC) is 0.5 then that is the equivalent of being on the 45 degree intercept which is as good as a random guess. As it gets closer to 1 it becomes the perfect classifier. In general 0.8 is good.</text:p>
      <text:p text:style-name="P17"/>
      <text:p text:style-name="P8">Cross Validation:</text:p>
      <text:list xml:id="list2992585556312182878" text:style-name="L8">
        <text:list-item>
          <text:p text:style-name="P49">Accuracy on the training set is optimistic, not an accurate prediction on an actual set</text:p>
        </text:list-item>
        <text:list-item>
          <text:p text:style-name="P49">Better estimate comes from an independent set (test set accuracy)</text:p>
        </text:list-item>
        <text:list-item>
          <text:p text:style-name="P49">But if we use the test set too much it becomes the training set</text:p>
        </text:list-item>
        <text:list-item>
          <text:p text:style-name="P49">So we estimate the test set accuracy with the training set </text:p>
        </text:list-item>
      </text:list>
      <text:p text:style-name="P18"/>
      <text:p text:style-name="P18">Approach:</text:p>
      <text:list xml:id="list1853314537087167664" text:style-name="L9">
        <text:list-item>
          <text:p text:style-name="P50">Use the training set</text:p>
        </text:list-item>
        <text:list-item>
          <text:p text:style-name="P50">Split into training and test sets</text:p>
        </text:list-item>
        <text:list-item>
          <text:p text:style-name="P50">Build a model on the training set</text:p>
        </text:list-item>
        <text:list-item>
          <text:p text:style-name="P50">Evaluate on the test set</text:p>
        </text:list-item>
        <text:list-item>
          <text:p text:style-name="P50">Repeat and average the estimate errors</text:p>
        </text:list-item>
      </text:list>
      <text:p text:style-name="P18">Used for:</text:p>
      <text:list xml:id="list1432387006375271875" text:style-name="L10">
        <text:list-item>
          <text:p text:style-name="P51">Picking variables to include in a model</text:p>
        </text:list-item>
        <text:list-item>
          <text:p text:style-name="P51">Picking the type of prediction function</text:p>
        </text:list-item>
        <text:list-item>
          <text:p text:style-name="P51">Picking the parameters</text:p>
        </text:list-item>
        <text:list-item>
          <text:p text:style-name="P51">Comparing different predictors</text:p>
        </text:list-item>
      </text:list>
      <text:p text:style-name="P18"/>
      <text:p text:style-name="P8">Creating the test/training sets:</text:p>
      <text:p text:style-name="P18">Random Subsampling</text:p>
      <text:p text:style-name="P18">K-Fold – K equal size datasets</text:p>
      <text:p text:style-name="P18">Leave one out – leave one out and then build your model on the rest, repeat until every one of them has been left out.</text:p>
      <text:p text:style-name="P18"/>
      <text:p text:style-name="P18">Consider -</text:p>
      <text:list xml:id="list1180797106583642315" text:style-name="L11">
        <text:list-item>
          <text:p text:style-name="P52">Time series data must be used in chunks</text:p>
        </text:list-item>
        <text:list-item>
          <text:p text:style-name="P52">For k-fold cross validation</text:p>
          <text:p text:style-name="P52">- Larger k = less bias, more variance</text:p>
          <text:p text:style-name="P52">- Smaller K = more bias, less variance</text:p>
        </text:list-item>
        <text:list-item>
          <text:p text:style-name="P52">Random sampling must be done without replacement</text:p>
        </text:list-item>
        <text:list-item>
          <text:p text:style-name="P52">Random sampling with replacement is the <text:span text:style-name="T5">bootstrap</text:span></text:p>
          <text:p text:style-name="P52"><text:span text:style-name="T5">- </text:span><text:span text:style-name="T6">Underestimates of the error</text:span></text:p>
          <text:p text:style-name="P53">- Can be corrected but us complicated</text:p>
        </text:list-item>
        <text:list-item>
          <text:p text:style-name="P53">If you cross validate to pick predictors estiamte you must estimate errors on an independent dataset.</text:p>
        </text:list-item>
      </text:list>
      <text:p text:style-name="P18"/>
      <text:p text:style-name="P19"/>
      <text:p text:style-name="P32"/>
      <text:p text:style-name="P33">args(train.default)</text:p>
      <text:p text:style-name="P20">preProcess: can set preprocessing parameters</text:p>
      <text:p text:style-name="P20">set weights to balance the dataset if you don't have a large amount of certain classes</text:p>
      <text:p text:style-name="P20"><text:s/>metic: accuracy if you're trying to maximise</text:p>
      <text:p text:style-name="P20"/>
      <text:p text:style-name="P33"><text:soft-page-break/>Metric Options</text:p>
      <text:p text:style-name="P20">For Continiuos outcomes -</text:p>
      <text:p text:style-name="P20">Root Mean Squared Error (RMSE)</text:p>
      <text:p text:style-name="P20">RSquared = R*R which is a measure of linear agreement between the predictor and the training variables</text:p>
      <text:p text:style-name="P20"/>
      <text:p text:style-name="P20">For Categorical Outcomes:</text:p>
      <text:p text:style-name="P20">- Accuracy: the number that you get correct</text:p>
      <text:p text:style-name="P20"><text:s/>- Kappa: A measure of concordance</text:p>
      <text:p text:style-name="P20"/>
      <text:p text:style-name="P33">args(trainControl)</text:p>
      <text:p text:style-name="P20"><text:s/>method: can tell it which method to use (Cross validation or bootstrapping)</text:p>
      <text:p text:style-name="P20"><text:s/>- boot = bootstrapping , boot632 = bootstrapping with adjustment ( reduce bootstrapping bias), cv = cross validation,</text:p>
      <text:p text:style-name="P20"><text:s/>- cv = cross validation , repeatedcv = repeated cross validation , LOOCV = leave out on cross validation</text:p>
      <text:p text:style-name="P20"><text:s/>number: number of times to do the selection method</text:p>
      <text:p text:style-name="P20"><text:s/>- for bootstrapping and cross validation and the number of subsamples</text:p>
      <text:p text:style-name="P20"><text:s/>repeats: number of times to repeat the processes selcted</text:p>
      <text:p text:style-name="P20"><text:s/>- number of times to repeat subsampling. Can slow things down immensely.</text:p>
      <text:p text:style-name="P20"><text:s/>p: size of the training set</text:p>
      <text:p text:style-name="P20"><text:s/>initial window: for time <text:s/>data the size of the window</text:p>
      <text:p text:style-name="P20"><text:s/>horizon: number of time <text:s/>points when building the model that are going to be predicted</text:p>
      <text:p text:style-name="P20"><text:s/>savePredictions: return the predictions</text:p>
      <text:p text:style-name="P20"><text:s/>summaryFunction: return different summary functions</text:p>
      <text:p text:style-name="P20"><text:s/>preProcOptions: set preprocessing options</text:p>
      <text:p text:style-name="P20"><text:s/>predictionBounds: </text:p>
      <text:p text:style-name="P20"><text:s/>set.seeds: set the seed, particuliarly useful across a number of cores</text:p>
      <text:p text:style-name="P20"><text:s/>allowParallel: whether or not multiple cores will be used</text:p>
      <text:p text:style-name="P20"/>
      <text:p text:style-name="P20"/>
      <text:p text:style-name="P34">Things to look out for:</text:p>
      <text:list xml:id="list3568680044419442318" text:style-name="L12">
        <text:list-item>
          <text:p text:style-name="P54">make your plots only in the training data</text:p>
        </text:list-item>
        <text:list-item>
          <text:p text:style-name="P54">Should be looking for imbalance, outliers, groups of points not explained by a predictor</text:p>
        </text:list-item>
        <text:list-item>
          <text:p text:style-name="P54">and finally skewed variables</text:p>
        </text:list-item>
        <text:list-item>
          <text:p text:style-name="P55">Training and test sets must be preprocessed the same way</text:p>
        </text:list-item>
        <text:list-item>
          <text:p text:style-name="P55">Test transformations will likely be imperfect</text:p>
        </text:list-item>
        <text:list-item>
          <text:p text:style-name="P55">be careful when you are transforming factor variables</text:p>
        </text:list-item>
      </text:list>
      <text:p text:style-name="P21"/>
      <text:p text:style-name="P22">Co-variates </text:p>
      <text:p text:style-name="P22">Variables that you include in the model that you are going to be using to combine to create a predictor. Two types of co-variants:</text:p>
      <text:p text:style-name="P22">1.Raw Data – turn it into features of co-variants, features that describe the data as well as possible whilst doing some compression. First create features then possibly combine them. <text:s/>Depends heavily on the application. Need to think about it allot. Balancing act between summarisation vs. Information loss. When in doubt err on the side of more features. <text:span text:style-name="T7">Be careful with automation.</text:span></text:p>
      <text:p text:style-name="P24">Google feature extraction for ...</text:p>
      <text:p text:style-name="P23">2. Transforming tidy covariates – Here the variables are combined into more useful variables.<text:span text:style-name="T7">More necessary for things like regression, smv than classification trees. Should only be done on the training set. Best to use exploratory analysis to do this. New covariates should be added to data frames.</text:span> <text:span text:style-name="T7">New covariates should be added to the data frame to accomodate this, with recognisable names. preProcess in caret will do some of the work. Be careful not to overfit.</text:span></text:p>
      <text:p text:style-name="P35"><text:soft-page-break/></text:p>
      <text:p text:style-name="P36">Basic Idea of PCA</text:p>
      <text:p text:style-name="P25">turn two or more variables into a single one that catches as much information as possible. Reduces the noise and number of predictors in your model. </text:p>
      <text:p text:style-name="P25"/>
      <text:p text:style-name="P36"/>
      <text:p text:style-name="P37">Mutlivariant reasons:</text:p>
      <text:list xml:id="list256913739267192109" text:style-name="L13">
        <text:list-item>
          <text:p text:style-name="P56">Statistical relevance</text:p>
        </text:list-item>
        <text:list-item>
          <text:p text:style-name="P56">Data Compression</text:p>
        </text:list-item>
      </text:list>
      <text:p text:style-name="P26">Typically you want to find two uncorrelated variables that explain a lot of variance between them. Then you create the best matrix that explains the original data.</text:p>
      <text:p text:style-name="P26"/>
      <text:p text:style-name="P26">Two methods</text:p>
      <text:p text:style-name="P26">SVD – if X is a matrix with each variable in a column and each observation in a row then SVD is a matrix decomposition. Where the columns of U are orthogonal (left singular vectors) and the columns of V are orthogonal (right singular vectors) and D is a diagonal matrix (singular values).</text:p>
      <text:p text:style-name="P26"/>
      <text:p text:style-name="P26">PCA – Principal components are equal to the right singular values if you scale the data (subtract mean, divide by standard deviation) the variables. </text:p>
      <text:p text:style-name="P26"/>
      <text:p text:style-name="P26">By doing this you can reduce your principle components down to a small number of variables, possibly combining more than two variables into a single component, which is smaller and statistically more relevant.</text:p>
      <text:p text:style-name="P26"/>
      <text:p text:style-name="P38">Trees:</text:p>
      <text:list xml:id="list9009722925369935346" text:style-name="L14">
        <text:list-item>
          <text:p text:style-name="P57">Iteratively split variables into groups</text:p>
        </text:list-item>
        <text:list-item>
          <text:p text:style-name="P57">Evaluate “homogenity” within each group</text:p>
        </text:list-item>
        <text:list-item>
          <text:p text:style-name="P57">Split again if necessary</text:p>
        </text:list-item>
        <text:list-item>
          <text:p text:style-name="P58">Non-linear models. Data transformations may be a little less important. Can be used for regression problems.</text:p>
        </text:list-item>
      </text:list>
      <text:p text:style-name="P27">Pros:</text:p>
      <text:p text:style-name="P27">- Easy to interpret</text:p>
      <text:p text:style-name="P27">- Better performance with non-linear settings</text:p>
      <text:p text:style-name="P27"/>
      <text:p text:style-name="P27">Cons:</text:p>
      <text:p text:style-name="P27">-Without Pruning/Cross validation can be overfitted easily</text:p>
      <text:p text:style-name="P27">-Harder to estimate certainty</text:p>
      <text:p text:style-name="P27">-Results may vary</text:p>
      <text:p text:style-name="P27"/>
      <text:p text:style-name="P39">Algorithm For Decision Trees:</text:p>
      <text:list xml:id="list8758518369897839293" text:style-name="L15">
        <text:list-item>
          <text:p text:style-name="P59">Start with all variables</text:p>
        </text:list-item>
        <text:list-item>
          <text:p text:style-name="P59">Find the variable split with the most information gain</text:p>
        </text:list-item>
        <text:list-item>
          <text:p text:style-name="P59">Divide data into two/three groups (leaves) on that split(node) based on information gain.</text:p>
        </text:list-item>
        <text:list-item>
          <text:p text:style-name="P59">With each split find the best variable</text:p>
        </text:list-item>
        <text:list-item>
          <text:p text:style-name="P59">Continue until you create pure groups. </text:p>
        </text:list-item>
        <text:list-item>
          <text:p text:style-name="P59">Prune the tree to prevent overfitting.</text:p>
        </text:list-item>
      </text:list>
      <text:p text:style-name="P39">Measures of impurity:</text:p>
      <text:list xml:id="list1991935311909800077" text:style-name="L16">
        <text:list-item>
          <text:p text:style-name="P60">Misclassification error ( 0 = perfect purity) (0.5 = no purity)</text:p>
        </text:list-item>
        <text:list-item>
          <text:p text:style-name="P60">Gini Index ( 0 = perfect purity) (0.5 = no purity)</text:p>
        </text:list-item>
        <text:list-item>
          <text:p text:style-name="P60">Deviance and information gain (0 perfect purity vs. 1 no purity)</text:p>
        </text:list-item>
      </text:list>
      <text:p text:style-name="P28"/>
      <text:p text:style-name="P40"><text:soft-page-break/>Bagging:</text:p>
      <text:p text:style-name="P29">- Bootstrap aggregating</text:p>
      <text:p text:style-name="P29">- if you have complicated models if you average those models you get a better balance between bias and overfitting</text:p>
      <text:p text:style-name="P29"/>
      <text:p text:style-name="P29">Idea:</text:p>
      <text:list xml:id="list1832553201904334297" text:style-name="L17">
        <text:list-item>
          <text:p text:style-name="P61">Resample Cases and recalculate predicitons</text:p>
        </text:list-item>
        <text:list-item>
          <text:p text:style-name="P61">Average or majority vote</text:p>
        </text:list-item>
      </text:list>
      <text:p text:style-name="P29">Notes:</text:p>
      <text:p text:style-name="P29">- Similiar Bias</text:p>
      <text:p text:style-name="P29">- Reduced Variance</text:p>
      <text:p text:style-name="P29">- More useful for non-linear models/functions</text:p>
      <text:p text:style-name="P29"/>
      <text:p text:style-name="P30">loess is a smooth curve you can fit to data</text:p>
      <text:p text:style-name="P30"/>
      <text:p text:style-name="P30">Bagging estimate will always have lower variability but similiar bias to the individual model fits that you do.</text:p>
      <text:p text:style-name="P30"/>
      <text:p text:style-name="P31">Parts of bagging</text:p>
      <text:p text:style-name="P31">Fit function</text:p>
      <text:p text:style-name="P31">- takes dataframe passed and uses <text:s/>the ctree function to train a conditional tree on the dataset.</text:p>
      <text:p text:style-name="P31">Pred function</text:p>
      <text:p text:style-name="P31">- takes in the object from the ctree function and gives out a prediction based on this.</text:p>
      <text:p text:style-name="P31">Aggregation functions</text:p>
      <text:p text:style-name="P31">- takes the prediction from every model fit. Then binds them together and takes the median from every prediction model and then finds the median of that.</text:p>
      <text:p text:style-name="P31"/>
      <text:p text:style-name="P74">Random Forests:</text:p>
      <text:p text:style-name="P63">Bootstrap Samplesu </text:p>
      <text:p text:style-name="P63">At each split you bootstrap variables (subset at each split)</text:p>
      <text:p text:style-name="P63">Grow multiple trees and vote/average</text:p>
      <text:p text:style-name="P63"/>
      <text:p text:style-name="P63"><text:span text:style-name="T5">Pros</text:span> – Quite accurate</text:p>
      <text:p text:style-name="P63"/>
      <text:p text:style-name="P63"><text:span text:style-name="T5">Cons</text:span> – Speed, interpretability and overfitting</text:p>
      <text:p text:style-name="P63"/>
      <text:p text:style-name="P64">Normally one of the top preforming algorithms. Difficult to interpret though. Rfcv function prevents overfitting through cross validation</text:p>
      <text:p text:style-name="P64"/>
      <text:p text:style-name="P75">Boosting</text:p>
      <text:list xml:id="list2794255479950274108" text:style-name="L18">
        <text:list-item>
          <text:p text:style-name="P66">Take a lot of weak predictors</text:p>
        </text:list-item>
        <text:list-item>
          <text:p text:style-name="P66">Weight and add them up</text:p>
        </text:list-item>
        <text:list-item>
          <text:p text:style-name="P66">Get a strong predictor</text:p>
        </text:list-item>
      </text:list>
      <text:p text:style-name="P65"/>
      <text:list xml:id="list211922056644766" text:continue-numbering="true" text:style-name="L18">
        <text:list-item>
          <text:p text:style-name="P66">Start with a set of classifiers</text:p>
        </text:list-item>
        <text:list-item>
          <text:p text:style-name="P66">create a classifier that combines these classification problems together</text:p>
          <text:list>
            <text:list-item>
              <text:p text:style-name="P66">Goal is to minimize errors</text:p>
            </text:list-item>
            <text:list-item>
              <text:p text:style-name="P66">Iteratively select one H at each step</text:p>
            </text:list-item>
            <text:list-item>
              <text:p text:style-name="P66">Calculate weights based on errors</text:p>
            </text:list-item>
            <text:list-item>
              <text:p text:style-name="P66">Upweight missed classifications and select next H</text:p>
            </text:list-item>
          </text:list>
        </text:list-item>
      </text:list>
      <text:p text:style-name="P65">adaboost is the most famous</text:p>
      <text:p text:style-name="P67"><text:soft-page-break/>Can be done with any subset of classifiers</text:p>
      <text:p text:style-name="P67">A large class is called gradiant boosting</text:p>
      <text:p text:style-name="P67">R libraries:</text:p>
      <text:list xml:id="list2691822614698222082" text:style-name="L19">
        <text:list-item>
          <text:p text:style-name="P68">gbm - boosting with trees</text:p>
        </text:list-item>
        <text:list-item>
          <text:p text:style-name="P68">mboost – model based boosting</text:p>
        </text:list-item>
        <text:list-item>
          <text:p text:style-name="P68">ada – statistical boosting based on additive logistic regression</text:p>
        </text:list-item>
        <text:list-item>
          <text:p text:style-name="P68">gamBoost - generalizated additive models</text:p>
        </text:list-item>
      </text:list>
      <text:p text:style-name="P67">many of these are available in caret</text:p>
      <text:p text:style-name="P67"/>
      <text:p text:style-name="P67"/>
      <text:p text:style-name="P76">Model Based Prediction:</text:p>
      <text:list xml:id="list4428217034874005184" text:style-name="L20">
        <text:list-item>
          <text:p text:style-name="P70">Assume the data follows a probabilistic model</text:p>
        </text:list-item>
        <text:list-item>
          <text:p text:style-name="P70">Use Bayes theorem to identify optimal classifiers</text:p>
        </text:list-item>
      </text:list>
      <text:p text:style-name="P77">Pros</text:p>
      <text:p text:style-name="P69">Can take advantage of structure of the data</text:p>
      <text:p text:style-name="P69">May be computationally convenient (faster and less intensive)</text:p>
      <text:p text:style-name="P69">Are reasonably accurate on real problems ( if the distribution is correct etc)</text:p>
      <text:p text:style-name="P77">Cons</text:p>
      <text:p text:style-name="P69">Make additional assumptions about the data (distribution etc.)</text:p>
      <text:p text:style-name="P69">When model is incorrect you may get reduced accuracy</text:p>
      <text:p text:style-name="P69"/>
      <text:p text:style-name="P77">Model based approach</text:p>
      <text:list xml:id="list4791047076895650823" text:style-name="L21">
        <text:list-item>
          <text:p text:style-name="P71">Our goal is to build a parametric model for conditional distribution</text:p>
        </text:list-item>
        <text:list-item>
          <text:p text:style-name="P71">A typical approach is Bayes Theorem</text:p>
        </text:list-item>
        <text:list-item>
          <text:p text:style-name="P71">Typically prior probabilities are set in advance</text:p>
        </text:list-item>
        <text:list-item>
          <text:p text:style-name="P71">A common choice for a Gaussian distribution</text:p>
        </text:list-item>
        <text:list-item>
          <text:p text:style-name="P71">Classify to the class with the highest value</text:p>
        </text:list-item>
      </text:list>
      <text:p text:style-name="P69"/>
      <text:p text:style-name="P69">Range of models use this approach:</text:p>
      <text:list xml:id="list507675488638193959" text:style-name="L22">
        <text:list-item>
          <text:p text:style-name="P72">Linear discriminant analysis assumes that the distrution is a multi-variant Gaussian distribution with same covariances</text:p>
        </text:list-item>
        <text:list-item>
          <text:p text:style-name="P72">Quadratic discriminant analysis assumes that the distrution is a multi-variant Gaussian distribution with same covariances</text:p>
        </text:list-item>
        <text:list-item>
          <text:p text:style-name="P72">Model based prediciton assumes more complicated versions for the covariances matrix</text:p>
        </text:list-item>
        <text:list-item>
          <text:p text:style-name="P72">Naive Bayes assumes independence between features for model building</text:p>
        </text:list-item>
      </text:list>
      <text:p text:style-name="P69"/>
      <text:p text:style-name="P69">Why linear discriminant analysis</text:p>
      <text:p text:style-name="P69"/>
      <text:p text:style-name="P73">Discrimiant functions is used</text:p>
      <text:p text:style-name="P73"/>
      <text:p text:style-name="P73">Assumes independence, hence naive bayes</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10:57:42.473807161</meta:creation-date>
    <dc:date>2015-10-24T21:19:20.332904913</dc:date>
    <meta:editing-duration>PT18H13M27S</meta:editing-duration>
    <meta:editing-cycles>17</meta:editing-cycles>
    <meta:generator>LibreOffice/4.2.8.2$Linux_X86_64 LibreOffice_project/420m0$Build-2</meta:generator>
    <meta:document-statistic meta:table-count="0" meta:image-count="0" meta:object-count="0" meta:page-count="7" meta:paragraph-count="250" meta:word-count="2191" meta:character-count="13207" meta:non-whitespace-character-count="11302"/>
  </office:meta>
</office:document-meta>
</file>